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style:font-name-complex="Times New Roman"/>
    </style:style>
    <style:style style:name="P3" style:family="paragraph" style:parent-style-name="Standard">
      <style:text-properties fo:language="it" fo:country="IT" fo:font-weight="bold" style:font-weight-asian="bold" style:font-weight-complex="bold"/>
    </style:style>
    <style:style style:name="P4" style:family="paragraph" style:parent-style-name="Standard">
      <style:text-properties fo:language="en" fo:country="GB" style:font-name-complex="Times New Roman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style:font-name-asian="Consolas" style:font-name-complex="Consolas"/>
    </style:style>
    <style:style style:name="P7" style:family="paragraph" style:parent-style-name="Standard">
      <style:paragraph-properties style:text-autospace="none"/>
      <style:text-properties fo:color="#000000"/>
    </style:style>
    <style:style style:name="P8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Normale">
      <style:paragraph-properties fo:margin-top="0.212cm" fo:margin-bottom="0.212cm" fo:orphans="2" fo:widows="2" fo:hyphenation-ladder-count="no-limit" fo:background-color="#ffffff" style:vertical-align="auto">
        <style:background-image/>
      </style:paragraph-properties>
      <style:text-properties fo:hyphenate="true" fo:hyphenation-remain-char-count="0" fo:hyphenation-push-char-count="0"/>
    </style:style>
    <style:style style:name="P11" style:family="paragraph" style:parent-style-name="Normale">
      <style:paragraph-properties fo:margin-top="0.212cm" fo:margin-bottom="0.212cm" fo:orphans="2" fo:widows="2" fo:hyphenation-ladder-count="no-limit" fo:background-color="#ffffff" style:vertical-align="auto">
        <style:background-image/>
      </style:paragraph-properties>
      <style:text-properties fo:language="it" fo:country="IT" style:letter-kerning="false" style:font-name-asian="Times New Roman" style:language-asian="it" style:country-asian="IT" style:font-name-complex="Times New Roman" style:language-complex="ar" style:country-complex="SA" fo:hyphenate="true" fo:hyphenation-remain-char-count="0" fo:hyphenation-push-char-count="0"/>
    </style:style>
    <style:style style:name="P12" style:family="paragraph" style:parent-style-name="Normale">
      <style:paragraph-properties fo:margin-top="0.212cm" fo:margin-bottom="0.212cm" fo:orphans="2" fo:widows="2" fo:hyphenation-ladder-count="no-limit" fo:background-color="#ffffff" style:vertical-align="auto">
        <style:background-image/>
      </style:paragraph-properties>
      <style:text-properties fo:language="en" fo:country="GB" style:letter-kerning="false" style:font-name-asian="Times New Roman" style:language-asian="it" style:country-asian="IT" style:font-name-complex="Times New Roman" style:language-complex="ar" style:country-complex="SA" fo:hyphenate="true" fo:hyphenation-remain-char-count="0" fo:hyphenation-push-char-count="0"/>
    </style:style>
    <style:style style:name="P13" style:family="paragraph" style:parent-style-name="Normale_20__28_Web_29_">
      <style:paragraph-properties fo:margin-top="0.212cm" fo:margin-bottom="0.212cm" fo:background-color="#ffffff">
        <style:background-image/>
      </style:paragraph-properties>
    </style:style>
    <style:style style:name="P14" style:family="paragraph" style:parent-style-name="Normale_20__28_Web_29_">
      <style:paragraph-properties fo:margin-top="0.212cm" fo:margin-bottom="0.212cm" fo:background-color="#ffffff">
        <style:background-image/>
      </style:paragraph-properties>
      <style:text-properties fo:language="en" fo:country="GB"/>
    </style:style>
    <style:style style:name="P15" style:family="paragraph" style:parent-style-name="Normale_20__28_Web_29_">
      <style:paragraph-properties fo:margin-left="2.491cm" fo:margin-right="0cm" fo:text-indent="0cm" style:auto-text-indent="false" fo:background-color="#ffffff">
        <style:tab-stops/>
        <style:background-image/>
      </style:paragraph-properties>
      <style:text-properties fo:language="en" fo:country="GB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1.245cm" fo:margin-right="0cm" fo:text-indent="0.61cm" style:auto-text-indent="false">
        <style:tab-stops/>
      </style:paragraph-properties>
    </style:style>
    <style:style style:name="P18" style:family="paragraph" style:parent-style-name="Standard" style:master-page-name="MP0">
      <style:paragraph-properties style:page-number="auto" fo:break-before="page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fo:font-weight="bold" style:font-weight-asian="bold" style:font-weight-complex="bold"/>
    </style:style>
    <style:style style:name="P21" style:family="paragraph" style:parent-style-name="Standard" style:list-style-name="L2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7">
      <style:text-properties fo:color="#000000" style:font-name-asian="Consolas" style:font-name-complex="Consolas"/>
    </style:style>
    <style:style style:name="P27" style:family="paragraph" style:parent-style-name="Standard" style:list-style-name="L10">
      <style:text-properties fo:color="#000000" style:font-name-asian="Consolas" style:font-name-complex="Consolas"/>
    </style:style>
    <style:style style:name="P28" style:family="paragraph" style:parent-style-name="Standard" style:list-style-name="L8"/>
    <style:style style:name="P29" style:family="paragraph" style:parent-style-name="Standard" style:list-style-name="L9"/>
    <style:style style:name="P30" style:family="paragraph" style:parent-style-name="Standard" style:list-style-name="L10"/>
    <style:style style:name="P31" style:family="paragraph" style:parent-style-name="Standard" style:list-style-name="L11"/>
    <style:style style:name="P32" style:family="paragraph" style:parent-style-name="Titolo_20_2">
      <style:paragraph-properties fo:margin-top="0.423cm" fo:margin-bottom="0.106cm" fo:background-color="#ffffff" fo:padding="0cm" fo:border-left="none" fo:border-right="none" fo:border-top="none" fo:border-bottom="0.026cm solid #a2a9b1" style:shadow="none">
        <style:background-image/>
      </style:paragraph-properties>
    </style:style>
    <style:style style:name="P33" style:family="paragraph" style:parent-style-name="Titolo_20_2">
      <style:paragraph-properties fo:margin-left="2.491cm" fo:margin-right="0cm" fo:margin-top="0.529cm" fo:margin-bottom="0.291cm" fo:text-indent="0cm" style:auto-text-indent="false" fo:background-color="#ffffff">
        <style:tab-stops/>
        <style:background-image/>
      </style:paragraph-properties>
    </style:style>
    <style:style style:name="P34" style:family="paragraph" style:parent-style-name="Titolo_20_3">
      <style:paragraph-properties fo:margin-top="0.127cm" fo:margin-bottom="0cm" fo:background-color="#ffffff">
        <style:background-image/>
      </style:paragraph-properties>
    </style:style>
    <style:style style:name="P35" style:family="paragraph" style:parent-style-name="Normale">
      <style:paragraph-properties fo:margin-top="0.127cm" fo:margin-bottom="0cm" fo:orphans="2" fo:widows="2" fo:hyphenation-ladder-count="no-limit" fo:background-color="#ffffff" style:vertical-align="auto">
        <style:background-image/>
      </style:paragraph-properties>
      <style:text-properties fo:language="it" fo:country="IT" fo:font-weight="bold" style:letter-kerning="false" style:font-name-asian="Times New Roman" style:language-asian="it" style:country-asian="IT" style:font-weight-asian="bold" style:font-name-complex="Times New Roman" style:language-complex="ar" style:country-complex="SA" style:font-weight-complex="bold" fo:hyphenate="true" fo:hyphenation-remain-char-count="0" fo:hyphenation-push-char-count="0"/>
    </style:style>
    <style:style style:name="P36" style:family="paragraph" style:parent-style-name="Normale" style:list-style-name="L3">
      <style:paragraph-properties fo:margin-left="2.491cm" fo:margin-right="0cm" fo:orphans="2" fo:widows="2" fo:hyphenation-ladder-count="no-limit" fo:text-indent="0cm" style:auto-text-indent="false" fo:background-color="#ffffff" style:vertical-align="auto">
        <style:tab-stops>
          <style:tab-stop style:position="1.27cm"/>
        </style:tab-stops>
        <style:background-image/>
      </style:paragraph-properties>
      <style:text-properties style:font-name-complex="Times New Roman" fo:hyphenate="true" fo:hyphenation-remain-char-count="0" fo:hyphenation-push-char-count="0"/>
    </style:style>
    <style:style style:name="P37" style:family="paragraph" style:parent-style-name="Normale_20__28_Web_29_">
      <style:paragraph-properties fo:margin-left="2.491cm" fo:margin-right="0cm" fo:text-indent="0cm" style:auto-text-indent="false" fo:background-color="#ffffff">
        <style:tab-stops/>
        <style:background-image/>
      </style:paragraph-properties>
      <style:text-properties fo:language="en" fo:country="GB"/>
    </style:style>
    <style:style style:name="T1" style:family="text">
      <style:text-properties fo:font-size="16pt" fo:language="it" fo:country="I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it" fo:country="IT"/>
    </style:style>
    <style:style style:name="T4" style:family="text">
      <style:text-properties fo:language="it" fo:country="IT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fo:language="it" fo:country="I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language-asian="it" style:country-asian="IT" style:font-weight-asian="bold" style:font-name-complex="Times New Roman" style:language-complex="ar" style:country-complex="SA" style:font-weight-complex="bold"/>
    </style:style>
    <style:style style:name="T6" style:family="text">
      <style:text-properties fo:language="it" fo:country="IT" fo:background-color="#ffffff" style:font-name-complex="Times New Roman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language="it" fo:country="IT" style:letter-kerning="false" style:font-name-asian="Times New Roman" style:language-asian="it" style:country-asian="IT" style:font-name-complex="Times New Roman" style:language-complex="ar" style:country-complex="SA"/>
    </style:style>
    <style:style style:name="T9" style:family="text">
      <style:text-properties fo:language="it" fo:country="IT"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12" style:family="text">
      <style:text-properties fo:color="#222222" fo:font-weight="bold" fo:background-color="#ffffff" style:font-weight-asian="bold" style:font-name-complex="Times New Roman" style:font-weight-complex="bold"/>
    </style:style>
    <style:style style:name="T13" style:family="text">
      <style:text-properties fo:color="#222222" fo:background-color="#ffffff" style:font-name-complex="Times New Roman"/>
    </style:style>
    <style:style style:name="T14" style:family="text">
      <style:text-properties fo:color="#222222" fo:language="en" fo:country="GB" fo:background-color="#ffffff" style:font-name-complex="Times New Roman"/>
    </style:style>
    <style:style style:name="T15" style:family="text">
      <style:text-properties style:use-window-font-color="true" fo:background-color="#ffffff" style:font-name-complex="Times New Roman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style:use-window-font-color="true" style:text-underline-style="none" fo:background-color="#ffffff" style:font-name-complex="Times New Roman"/>
    </style:style>
    <style:style style:name="T18" style:family="text">
      <style:text-properties style:use-window-font-color="tru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9" style:family="text">
      <style:text-properties style:use-window-font-color="true" style:font-name="Times New Roman" fo:font-size="12pt" style:font-size-asian="12pt" style:font-name-complex="Times New Roman" style:font-size-complex="12pt"/>
    </style:style>
    <style:style style:name="T20" style:family="text">
      <style:text-properties fo:background-color="#ffffff" style:font-name-complex="Times New Roman"/>
    </style:style>
    <style:style style:name="T21" style:family="text">
      <style:text-properties fo:font-weight="bold" fo:background-color="#ffffff" style:font-weight-asian="bold" style:font-name-complex="Times New Roman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background-color="#ffffff" style:font-style-asian="italic" style:font-name-complex="Times New Roman" style:font-style-complex="italic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6" style:family="text">
      <style:text-properties fo:color="#000000" style:font-name-asian="Consolas" style:font-name-complex="Consola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Car._20_predefinito_20_paragrafo"><text:span text:style-name="T1">Analisi del funzionamento del</text:span></text:span><text:span text:style-name="Car._20_predefinito_20_paragrafo"><text:span text:style-name="T2"> software di </text:span></text:span><text:span text:style-name="Car._20_predefinito_20_paragrafo"><text:span text:style-name="T1">automation </text:span></text:span><text:span text:style-name="Car._20_predefinito_20_paragrafo"><text:span text:style-name="T2">testing </text:span></text:span><text:span text:style-name="Car._20_predefinito_20_paragrafo"><text:span text:style-name="T1">tool </text:span></text:span><text:span text:style-name="Car._20_predefinito_20_paragrafo"><text:span text:style-name="T2">della Stampante Fiscale:</text:span></text:span></text:p>
      <text:p text:style-name="Standard"/>
      <text:p text:style-name="Standard"><text:span text:style-name="Car._20_predefinito_20_paragrafo"><text:span text:style-name="T3">La solution di </text:span></text:span><text:s/>Visual Studio "PosTestWithNunit<text:span text:style-name="Car._20_predefinito_20_paragrafo"><text:span text:style-name="T3">.sln</text:span></text:span>" è <text:span text:style-name="Car._20_predefinito_20_paragrafo"><text:span text:style-name="T3">un macro progetto </text:span></text:span>composto da 6 progetti<text:span text:style-name="Car._20_predefinito_20_paragrafo"><text:span text:style-name="T3"> indipendenti</text:span></text:span>,<text:span text:style-name="Car._20_predefinito_20_paragrafo"><text:span text:style-name="T3"> disaccoppiati ed isolati </text:span></text:span>rappresentanti la intera solution e sono:</text:p>
      <text:p text:style-name="Standard"/>
      <text:list xml:id="list5202050901218301625" text:style-name="L1">
        <text:list-item>
          <text:p text:style-name="P20">AppConsolePosTestWithNunit</text:p>
        </text:list-item>
        <text:list-item>
          <text:p text:style-name="P19">ElectronicJournal</text:p>
        </text:list-item>
        <text:list-item>
          <text:p text:style-name="P19">FiscalDcoument.Library</text:p>
        </text:list-item>
        <text:list-item>
          <text:p text:style-name="P20">FiscalReceipt.Library</text:p>
        </text:list-item>
        <text:list-item>
          <text:p text:style-name="P19">PosTestWithNunit</text:p>
        </text:list-item>
        <text:list-item>
          <text:p text:style-name="P19">Report.Library</text:p>
        </text:list-item>
      </text:list>
      <text:p text:style-name="Standard"/>
      <text:p text:style-name="Standard"><text:span text:style-name="Car._20_predefinito_20_paragrafo"><text:span text:style-name="T3">Scopo della implementazione della solution </text:span></text:span>PosTestWithNunit<text:span text:style-name="Car._20_predefinito_20_paragrafo"><text:span text:style-name="T3">.sln:</text:span></text:span></text:p>
      <text:p text:style-name="P1">Testare il funzionamento generale del POS , spaziando dal testing di tipo funzionale a quello di tipo comportamentale. Tale tipologia di testing verrà effettuato non direttamente sul firmware ma tramite uno strato intermedio rappresentato dal driver .NET del POS. </text:p>
      <text:p text:style-name="P1">Tale driver rappresenta il wrapper per .NET di un driver più generico che ha le sue varie implementazioni, ossia .NET , JAVA e OPOS. </text:p>
      <text:p text:style-name="P1"/>
      <text:p text:style-name="Standard"><text:span text:style-name="Car._20_predefinito_20_paragrafo"><text:span text:style-name="T3">La solution </text:span></text:span>PosTestWithNunit<text:span text:style-name="Car._20_predefinito_20_paragrafo"><text:span text:style-name="T3">.sln è rappresentata dai suddetti progetti con la integrazione di due framework fondamentali ossia:</text:span></text:span></text:p>
      <text:p text:style-name="P1"/>
      <text:list xml:id="list2818820285017056497" text:style-name="L2">
        <text:list-item>
          <text:p text:style-name="P21"><text:span text:style-name="Car._20_predefinito_20_paragrafo"><text:span text:style-name="T10">Nunit </text:span></text:span><text:span text:style-name="Car._20_predefinito_20_paragrafo"><text:span text:style-name="T11">Framework </text:span></text:span></text:p>
        </text:list-item>
        <text:list-item>
          <text:p text:style-name="P21"><text:span text:style-name="Car._20_predefinito_20_paragrafo"><text:span text:style-name="T10">log4Net</text:span></text:span><text:span text:style-name="Car._20_predefinito_20_paragrafo"><text:span text:style-name="T11"> library</text:span></text:span></text:p>
        </text:list-item>
      </text:list>
      <text:p text:style-name="P1"/>
      <text:p text:style-name="Standard"><text:span text:style-name="Car._20_predefinito_20_paragrafo"><text:span text:style-name="T3">Cos’è </text:span></text:span><text:span text:style-name="Car._20_predefinito_20_paragrafo"><text:span text:style-name="T4">Nunit</text:span></text:span><text:span text:style-name="Car._20_predefinito_20_paragrafo"><text:span text:style-name="T3">?</text:span></text:span></text:p>
      <text:p text:style-name="P1"/>
      <text:p text:style-name="Standard"><text:span text:style-name="Car._20_predefinito_20_paragrafo"><text:span text:style-name="T12">NUnit</text:span></text:span><text:span text:style-name="Car._20_predefinito_20_paragrafo"><text:span text:style-name="T13"> è un</text:span></text:span><text:span text:style-name="Car._20_predefinito_20_paragrafo"><text:span text:style-name="T14">o</text:span></text:span><text:span text:style-name="Car._20_predefinito_20_paragrafo"><text:span text:style-name="T13"> </text:span></text:span><text:a xlink:type="simple" xlink:href="https://it.wikipedia.org/wiki/Unit_testing" office:target-frame-name="_top" xlink:show="replace" text:style-name="Internet_20_link" text:visited-style-name="Visited_20_Internet_20_Link"><text:span text:style-name="Collegamento_20_ipertestuale"><text:span text:style-name="T15">unit testing</text:span></text:span></text:a><text:span text:style-name="Car._20_predefinito_20_paragrafo"><text:span text:style-name="T20"> </text:span></text:span><text:span text:style-name="Car._20_predefinito_20_paragrafo"><text:span text:style-name="T13">framework </text:span></text:span><text:a xlink:type="simple" xlink:href="https://it.wikipedia.org/wiki/Open_source" office:target-frame-name="_top" xlink:show="replace" text:style-name="Internet_20_link" text:visited-style-name="Visited_20_Internet_20_Link"><text:span text:style-name="Collegamento_20_ipertestuale"><text:span text:style-name="T17">open source</text:span></text:span></text:a><text:span text:style-name="Car._20_predefinito_20_paragrafo"><text:span text:style-name="T13"> per </text:span></text:span><text:a xlink:type="simple" xlink:href="https://it.wikipedia.org/wiki/Microsoft_.NET" office:target-frame-name="_top" xlink:show="replace" text:style-name="Internet_20_link" text:visited-style-name="Visited_20_Internet_20_Link"><text:span text:style-name="Collegamento_20_ipertestuale"><text:span text:style-name="T15">Microsoft .NET</text:span></text:span></text:a><text:span text:style-name="Car._20_predefinito_20_paragrafo"><text:span text:style-name="T20">.</text:span></text:span><text:span text:style-name="Car._20_predefinito_20_paragrafo"><text:span text:style-name="T13"> </text:span></text:span></text:p>
      <text:p text:style-name="Standard"><text:span text:style-name="Car._20_predefinito_20_paragrafo"><text:span text:style-name="T6">Per</text:span></text:span><text:span text:style-name="Car._20_predefinito_20_paragrafo"><text:span text:style-name="T20"> </text:span></text:span><text:span text:style-name="Car._20_predefinito_20_paragrafo"><text:span text:style-name="T21">unit testing</text:span></text:span><text:span text:style-name="Car._20_predefinito_20_paragrafo"><text:span text:style-name="T20"> si intende l'attività di </text:span></text:span><text:span text:style-name="Car._20_predefinito_20_paragrafo"><text:span text:style-name="T23">testing</text:span></text:span><text:span text:style-name="Car._20_predefinito_20_paragrafo"><text:span text:style-name="T20"> </text:span></text:span><text:span text:style-name="Car._20_predefinito_20_paragrafo"><text:span text:style-name="T20">(prova, collaudo) di singole unità </text:span></text:span><text:a xlink:type="simple" xlink:href="https://it.wikipedia.org/wiki/Software" office:target-frame-name="_top" xlink:show="replace" text:style-name="Internet_20_link" text:visited-style-name="Visited_20_Internet_20_Link"><text:span text:style-name="Collegamento_20_ipertestuale"><text:span text:style-name="T17">software</text:span></text:span></text:a><text:span text:style-name="Car._20_predefinito_20_paragrafo"><text:span text:style-name="T20">. Per unità si intende normalmente il minimo componente di un </text:span></text:span><text:a xlink:type="simple" xlink:href="https://it.wikipedia.org/wiki/Programma_(informatica)" office:target-frame-name="_top" xlink:show="replace" text:style-name="Internet_20_link" text:visited-style-name="Visited_20_Internet_20_Link"><text:span text:style-name="Collegamento_20_ipertestuale"><text:span text:style-name="T17">programma</text:span></text:span></text:a><text:span text:style-name="Car._20_predefinito_20_paragrafo"><text:span text:style-name="T20"> dotato di funzionamento autonomo; questo può corrispondere per esempio a una singola </text:span></text:span><text:a xlink:type="simple" xlink:href="https://it.wikipedia.org/wiki/Funzione_(informatica)" office:target-frame-name="_top" xlink:show="replace" text:style-name="Internet_20_link" text:visited-style-name="Visited_20_Internet_20_Link"><text:span text:style-name="Collegamento_20_ipertestuale"><text:span text:style-name="T17">funzione</text:span></text:span></text:a><text:span text:style-name="Car._20_predefinito_20_paragrafo"><text:span text:style-name="T20"> nella </text:span></text:span><text:a xlink:type="simple" xlink:href="https://it.wikipedia.org/wiki/Programmazione_procedurale" office:target-frame-name="_top" xlink:show="replace" text:style-name="Internet_20_link" text:visited-style-name="Visited_20_Internet_20_Link"><text:span text:style-name="Collegamento_20_ipertestuale"><text:span text:style-name="T17">programmazione</text:span></text:span></text:a><text:a xlink:type="simple" xlink:href="https://it.wikipedia.org/wiki/Programmazione_procedurale" office:target-frame-name="_top" xlink:show="replace" text:style-name="Internet_20_link" text:visited-style-name="Visited_20_Internet_20_Link"><text:span text:style-name="Collegamento_20_ipertestuale"><text:span text:style-name="T15"> </text:span></text:span></text:a><text:a xlink:type="simple" xlink:href="https://it.wikipedia.org/wiki/Programmazione_procedurale" office:target-frame-name="_top" xlink:show="replace" text:style-name="Internet_20_link" text:visited-style-name="Visited_20_Internet_20_Link"><text:span text:style-name="Collegamento_20_ipertestuale"><text:span text:style-name="T17">procedurale</text:span></text:span></text:a><text:span text:style-name="Car._20_predefinito_20_paragrafo"><text:span text:style-name="T7"> (se il software è scritto in linguaggio C, come il caso del POS)</text:span></text:span><text:span text:style-name="Car._20_predefinito_20_paragrafo"><text:span text:style-name="T20">, o una singola </text:span></text:span><text:a xlink:type="simple" xlink:href="https://it.wikipedia.org/wiki/Classe_(informatica)" office:target-frame-name="_top" xlink:show="replace" text:style-name="Internet_20_link" text:visited-style-name="Visited_20_Internet_20_Link"><text:span text:style-name="Collegamento_20_ipertestuale"><text:span text:style-name="T17">classe</text:span></text:span></text:a><text:span text:style-name="Car._20_predefinito_20_paragrafo"><text:span text:style-name="T20"> o un singolo </text:span></text:span><text:a xlink:type="simple" xlink:href="https://it.wikipedia.org/wiki/Metodo_(programmazione)" office:target-frame-name="_top" xlink:show="replace" text:style-name="Internet_20_link" text:visited-style-name="Visited_20_Internet_20_Link"><text:span text:style-name="Collegamento_20_ipertestuale"><text:span text:style-name="T17">metodo</text:span></text:span></text:a><text:span text:style-name="Car._20_predefinito_20_paragrafo"><text:span text:style-name="T20"> nella </text:span></text:span><text:a xlink:type="simple" xlink:href="https://it.wikipedia.org/wiki/Programmazione_a_oggetti" office:target-frame-name="_top" xlink:show="replace" text:style-name="Internet_20_link" text:visited-style-name="Visited_20_Internet_20_Link"><text:span text:style-name="Collegamento_20_ipertestuale"><text:span text:style-name="T17">programmazione a oggetti</text:span></text:span></text:a><text:span text:style-name="Car._20_predefinito_20_paragrafo"><text:span text:style-name="T20">.</text:span></text:span></text:p>
      <text:p text:style-name="Standard"><text:span text:style-name="Car._20_predefinito_20_paragrafo"><text:span text:style-name="T20">Lo </text:span></text:span><text:span text:style-name="Car._20_predefinito_20_paragrafo"><text:span text:style-name="T23">unit testing</text:span></text:span><text:span text:style-name="Car._20_predefinito_20_paragrafo"><text:span text:style-name="T20"> può essere esplicitamente basato sulla conoscenza dell'architettura e del funzionamento interno di un componente oltre che sulle sue funzionalità esternamente esposte</text:span></text:span><text:span text:style-name="Car._20_predefinito_20_paragrafo"><text:span text:style-name="T6">.</text:span></text:span></text:p>
      <text:p text:style-name="Standard"><text:span text:style-name="Car._20_predefinito_20_paragrafo"><text:span text:style-name="T6">L</text:span></text:span><text:span text:style-name="Car._20_predefinito_20_paragrafo"><text:span text:style-name="T20">o unit testing può variare da "manuale" ad </text:span></text:span><text:a xlink:type="simple" xlink:href="https://it.wikipedia.org/wiki/Automazione_del_collaudo_del_software" office:target-frame-name="_top" xlink:show="replace" text:style-name="Internet_20_link" text:visited-style-name="Visited_20_Internet_20_Link"><text:span text:style-name="Collegamento_20_ipertestuale"><text:span text:style-name="T17">automatico</text:span></text:span></text:a><text:span text:style-name="Car._20_predefinito_20_paragrafo"><text:span text:style-name="T20">. Specialmente nel caso dello unit testing automatico, </text:span></text:span><text:span text:style-name="Car._20_predefinito_20_paragrafo"><text:span text:style-name="T6">viene effettuato </text:span></text:span><text:span text:style-name="Car._20_predefinito_20_paragrafo"><text:span text:style-name="T20">lo sviluppo dei </text:span></text:span><text:a xlink:type="simple" xlink:href="https://it.wikipedia.org/wiki/Caso_di_test" office:target-frame-name="_top" xlink:show="replace" text:style-name="Internet_20_link" text:visited-style-name="Visited_20_Internet_20_Link"><text:span text:style-name="Collegamento_20_ipertestuale"><text:span text:style-name="T15">test case</text:span></text:span></text:a><text:span text:style-name="Car._20_predefinito_20_paragrafo"><text:span text:style-name="T20"> (cioè delle singole procedure di test)</text:span></text:span></text:p>
      <text:p text:style-name="P2"/>
      <text:p text:style-name="Standard"><text:span text:style-name="Car._20_predefinito_20_paragrafo"><text:span text:style-name="T20">Lo scopo dello unit testing è quello di verificare il corretto funzionamento di parti di programma permettendo così una precoce individuazione dei </text:span></text:span><text:a xlink:type="simple" xlink:href="https://it.wikipedia.org/wiki/Bug" office:target-frame-name="_top" xlink:show="replace" text:style-name="Internet_20_link" text:visited-style-name="Visited_20_Internet_20_Link"><text:span text:style-name="Collegamento_20_ipertestuale"><text:span text:style-name="T17">bug</text:span></text:span></text:a><text:span text:style-name="Car._20_predefinito_20_paragrafo"><text:span text:style-name="T20">. Uno unit testing accurato può dare una prova certa se un pezzo di </text:span></text:span><text:a xlink:type="simple" xlink:href="https://it.wikipedia.org/wiki/Codice_sorgente" office:target-frame-name="_top" xlink:show="replace" text:style-name="Internet_20_link" text:visited-style-name="Visited_20_Internet_20_Link"><text:span text:style-name="Collegamento_20_ipertestuale"><text:span text:style-name="T17">codice</text:span></text:span></text:a><text:span text:style-name="Car._20_predefinito_20_paragrafo"><text:span text:style-name="T20"> funziona correttamente, con importanti vantaggi</text:span></text:span><text:span text:style-name="Car._20_predefinito_20_paragrafo"><text:span text:style-name="T6">.</text:span></text:span></text:p>
      <text:h text:style-name="P35" text:outline-level="3">Semplifica le modifiche:</text:h>
      <text:p text:style-name="P10"><text:span text:style-name="Car._20_predefinito_20_paragrafo"><text:span text:style-name="T8">Lo unit testing facilita la modifica del codice del modulo in momenti successivi (</text:span></text:span><text:a xlink:type="simple" xlink:href="https://it.wikipedia.org/wiki/Refactoring" office:target-frame-name="_top" xlink:show="replace" text:style-name="Internet_20_link" text:visited-style-name="Visited_20_Internet_20_Link"><text:span text:style-name="Car._20_predefinito_20_paragrafo"><text:span text:style-name="T5">refactoring</text:span></text:span></text:a><text:span text:style-name="Car._20_predefinito_20_paragrafo"><text:span text:style-name="T8">) con la sicurezza che il modulo continuerà a funzionare correttamente. Il procedimento consiste nello scrivere test case per tutte le funzioni e i metodi, in modo che se una modifica produce un fallimento del test, si possa facilmente individuare la modifica responsabile.</text:span></text:span></text:p>
      <text:p text:style-name="P11"/>
      <text:p text:style-name="P11"/>
      <text:h text:style-name="P34" text:outline-level="3"><text:soft-page-break/><text:span text:style-name="mw-headline"><text:span text:style-name="T24">Semplifica l'integrazione</text:span></text:span></text:h>
      <text:p text:style-name="P13">Lo unit testing semplifica l'integrazione di moduli diversi perché limita i malfunzionamenti a problemi di interazione tra i moduli e non nei moduli stessi, rendendo i <text:a xlink:type="simple" xlink:href="https://it.wikipedia.org/w/index.php?title=Test_di_integrazione&amp;action=edit&amp;redlink=1" office:target-frame-name="_top" xlink:show="replace" text:style-name="Internet_20_link" text:visited-style-name="Visited_20_Internet_20_Link"><text:span text:style-name="Collegamento_20_ipertestuale"><text:span text:style-name="T16">test di integrazione</text:span></text:span></text:a> più semplici.</text:p>
      <text:h text:style-name="P34" text:outline-level="3"><text:span text:style-name="mw-headline"><text:span text:style-name="T24">Supporta la documentazione</text:span></text:span></text:h>
      <text:p text:style-name="P13">Lo unit testing fornisce una documentazione "viva" del codice, perché è intrinsecamente un esempio di utilizzo dell'<text:a xlink:type="simple" xlink:href="https://it.wikipedia.org/wiki/Application_programming_interface" office:target-frame-name="_top" xlink:show="replace" text:style-name="Internet_20_link" text:visited-style-name="Visited_20_Internet_20_Link"><text:span text:style-name="Collegamento_20_ipertestuale"><text:span text:style-name="T16">API</text:span></text:span></text:a> del modulo.</text:p>
      <text:h text:style-name="P32" text:outline-level="2"><text:span text:style-name="mw-headline"><text:span text:style-name="T18">Limiti</text:span></text:span><text:span text:style-name="Car._20_predefinito_20_paragrafo"><text:span text:style-name="T19"> </text:span></text:span></text:h>
      <text:p text:style-name="P13">In generale il testing non riesce ad identificare tutti gli errori in un programma e lo stesso vale per lo Unit Testing che, analizzando per definizione le singole unità, non può identificare gli errori di integrazione, problemi legati alla performance e altri problemi legati al sistema in generale. Lo unit testing è più efficace se utilizzato in congiunzione con altre tecniche di testing del software.</text:p>
      <text:p text:style-name="P13">Come ogni forma di testing, anche lo Unit Testing non può certificare l'assenza di errori, ma può solo evidenziarne la presenza.</text:p>
      <text:p text:style-name="P13"/>
      <text:p text:style-name="P13"/>
      <text:p text:style-name="Standard">Cos’è <text:span text:style-name="Car._20_predefinito_20_paragrafo"><text:span text:style-name="T22">log4Net</text:span></text:span><text:span text:style-name="Car._20_predefinito_20_paragrafo"><text:span text:style-name="T9"> library</text:span></text:span><text:span text:style-name="Car._20_predefinito_20_paragrafo"><text:span text:style-name="T9">?</text:span></text:span></text:p>
      <text:p text:style-name="P3"/>
      <text:p text:style-name="Standard"><text:span text:style-name="Car._20_predefinito_20_paragrafo"><text:span text:style-name="T3">Uno dei </text:span></text:span><text:span text:style-name="Car._20_predefinito_20_paragrafo"><text:span text:style-name="T3">migliori</text:span></text:span><text:span text:style-name="Car._20_predefinito_20_paragrafo"><text:span text:style-name="T3"> strumenti di </text:span></text:span><text:span text:style-name="Car._20_predefinito_20_paragrafo"><text:span text:style-name="T3">logging</text:span></text:span><text:span text:style-name="Car._20_predefinito_20_paragrafo"><text:span text:style-name="T3"> disponibili per .NET è log4net. Questo software è lo standard di riferimento </text:span></text:span><text:span text:style-name="Car._20_predefinito_20_paragrafo"><text:span text:style-name="T3">per la </text:span></text:span><text:span text:style-name="Car._20_predefinito_20_paragrafo"><text:span text:style-name="T20">Free and Open Source Software Community </text:span></text:span><text:span text:style-name="Car._20_predefinito_20_paragrafo"><text:span text:style-name="T7">.</text:span></text:span><text:span text:style-name="Car._20_predefinito_20_paragrafo"><text:span text:style-name="T3"> </text:span></text:span><text:span text:style-name="Car._20_predefinito_20_paragrafo"><text:span text:style-name="T3">È semplice, potente ed estensibile.</text:span></text:span></text:p>
      <text:p text:style-name="P1"/>
      <text:p text:style-name="Standard">Log4net è un progetto open source <text:span text:style-name="Car._20_predefinito_20_paragrafo"><text:span text:style-name="T3">che consente</text:span></text:span> allo sviluppatore di controllare quali <text:span text:style-name="Car._20_predefinito_20_paragrafo"><text:span text:style-name="T3">informazioni</text:span></text:span> di <text:span text:style-name="Car._20_predefinito_20_paragrafo"><text:span text:style-name="T3">log</text:span></text:span> vengono emesse con granularità <text:span text:style-name="Car._20_predefinito_20_paragrafo"><text:span text:style-name="T3">predefinita</text:span></text:span>. È completamente configurabile in fase di runtime utilizzando file di configurazione esterni.</text:p>
      <text:p text:style-name="Standard"/>
      <text:p text:style-name="Standard">L'inserimento delle <text:span text:style-name="Car._20_predefinito_20_paragrafo"><text:span text:style-name="T3">informazioni di log</text:span></text:span> nel codice è un metodo <text:span text:style-name="Car._20_predefinito_20_paragrafo"><text:span text:style-name="T3">di basso livello</text:span></text:span> per il debug. Potrebbe anche essere l'unico modo perché i debugger non sono sempre disponibili o applicabili. Questo è generalmente il caso delle applicazioni multithread e delle applicazioni distribuite<text:span text:style-name="Car._20_predefinito_20_paragrafo"><text:span text:style-name="T3">.</text:span></text:span></text:p>
      <text:p text:style-name="Standard">L'esperienza indica che <text:span text:style-name="Car._20_predefinito_20_paragrafo"><text:span text:style-name="T3">il logging</text:span></text:span> è un componente importante del ciclo di sviluppo<text:span text:style-name="Car._20_predefinito_20_paragrafo"><text:span text:style-name="T3"> softwar</text:span></text:span><text:span text:style-name="Car._20_predefinito_20_paragrafo"><text:span text:style-name="T3">e in quanto o</text:span></text:span>ffre numerosi vantaggi<text:span text:style-name="Car._20_predefinito_20_paragrafo"><text:span text:style-name="T3">: f</text:span></text:span>ornisce un contesto preciso sull'esecuzione dell'applicazione.</text:p>
      <text:p text:style-name="Standard">Una volta inserita nel codice, la generazione dell'output di registrazione non richiede alcun intervento umano. Inoltre, l'output del registro può essere salvato su <text:span text:style-name="Car._20_predefinito_20_paragrafo"><text:span text:style-name="T3">file</text:span></text:span> per essere studiato in un secondo momento. Oltre al suo utilizzo nel ciclo di sviluppo, un pacchetto di registrazione sufficientemente ricco può anche essere visto come uno strumento di controllo.</text:p>
      <text:p text:style-name="Standard"/>
      <text:p text:style-name="Standard"><text:span text:style-name="Car._20_predefinito_20_paragrafo"><text:span text:style-name="T3">Il logging</text:span></text:span> ha <text:span text:style-name="Car._20_predefinito_20_paragrafo"><text:span text:style-name="T3">comunque </text:span></text:span>i suoi svantaggi<text:span text:style-name="Car._20_predefinito_20_paragrafo"><text:span text:style-name="T3">: p</text:span></text:span>uò rallentare un' applicazione<text:span text:style-name="Car._20_predefinito_20_paragrafo"><text:span text:style-name="T3"> s</text:span></text:span>e troppo prolisso<text:span text:style-name="Car._20_predefinito_20_paragrafo"><text:span text:style-name="T3">.</text:span></text:span></text:p>
      <text:p text:style-name="Standard">Log4net è progettato per essere affidabile, veloce e customizzabile. </text:p>
      <text:p text:style-name="P13"/>
      <text:h text:style-name="P33" text:outline-level="2"><text:span text:style-name="Car._20_predefinito_20_paragrafo"><text:span text:style-name="T18">Logging Levels</text:span></text:span></text:h>
      <text:p text:style-name="P15">Ci sono sette livelli di log, cinque dei quali possono essere invocabili dal codice. Sono I seguenti: (in ordine di proprità):</text:p>
      <text:list xml:id="list6882631610848539773" text:style-name="L3">
        <text:list-item>
          <text:p text:style-name="P36"><text:soft-page-break/>OFF - nothing gets logged (non invocabile)</text:p>
        </text:list-item>
        <text:list-item>
          <text:p text:style-name="P36">FATAL</text:p>
        </text:list-item>
        <text:list-item>
          <text:p text:style-name="P36">ERROR</text:p>
        </text:list-item>
        <text:list-item>
          <text:p text:style-name="P36">WARN</text:p>
        </text:list-item>
        <text:list-item>
          <text:p text:style-name="P36">INFO</text:p>
        </text:list-item>
        <text:list-item>
          <text:p text:style-name="P36">DEBUG</text:p>
        </text:list-item>
        <text:list-item>
          <text:p text:style-name="P36">ALL - everything gets logged (non invocabile)</text:p>
        </text:list-item>
      </text:list>
      <text:p text:style-name="P15"/>
      <text:p text:style-name="P12"/>
      <text:p text:style-name="P4"/>
      <text:p text:style-name="Standard"/>
      <text:p text:style-name="Standard"/>
      <text:p text:style-name="P16">AppConsolePosTestWithNunit</text:p>
      <text:p text:style-name="Standard"/>
      <text:p text:style-name="Standard">Il primo progetto rappresenta una application consolle (.EXE) ,è l'unico progetto eseguibile <text:span text:style-name="Car._20_predefinito_20_paragrafo"><text:span text:style-name="T3">(gli altri sono .dll) </text:span></text:span>che contiene l'integrazione d<text:span text:style-name="Car._20_predefinito_20_paragrafo"><text:span text:style-name="T3">i due </text:span></text:span>framework <text:span text:style-name="Car._20_predefinito_20_paragrafo"><text:span text:style-name="T3">fondamentali per il progetto, ossia:</text:span></text:span></text:p>
      <text:p text:style-name="Standard">Esso è composto da due file i cui macro compiti sono:</text:p>
      <text:p text:style-name="Standard"/>
      <text:list xml:id="list7390234645472764740" text:style-name="L4">
        <text:list-item>
          <text:p text:style-name="P22"><text:span text:style-name="Car._20_predefinito_20_paragrafo"><text:span text:style-name="T3">F</text:span></text:span>ile <text:span text:style-name="Car._20_predefinito_20_paragrafo"><text:span text:style-name="T25">parser.cs</text:span></text:span><text:span text:style-name="Car._20_predefinito_20_paragrafo"><text:span text:style-name="T3">:</text:span></text:span> <text:span text:style-name="Car._20_predefinito_20_paragrafo"><text:span text:style-name="T3">contiene una classe di nome </text:span></text:span><text:span text:style-name="Car._20_predefinito_20_paragrafo"><text:span text:style-name="T9">Parser</text:span></text:span><text:span text:style-name="Car._20_predefinito_20_paragrafo"><text:span text:style-name="T3"> ed il costruttore di classe omonimo che </text:span></text:span>effettua il parser di una cartella ad hoc (<text:span text:style-name="Car._20_predefinito_20_paragrafo"><text:span text:style-name="T3">/</text:span></text:span><text:span text:style-name="Car._20_predefinito_20_paragrafo"><text:span text:style-name="T22">XmlFolder</text:span></text:span>) contente tutti file <text:span text:style-name="Car._20_predefinito_20_paragrafo"><text:span text:style-name="T22">xml</text:span></text:span> che contengono a loro volta un lista di tutti i metodi del driver .NET o dei metodi più complessi implementati che effettuano <text:span text:style-name="Car._20_predefinito_20_paragrafo"><text:span text:style-name="T3">una macro/atomica</text:span></text:span> operazione sulla stampante.</text:p>
        </text:list-item>
      </text:list>
      <text:p text:style-name="Standard">Tali operazioni <text:span text:style-name="Car._20_predefinito_20_paragrafo"><text:span text:style-name="T3">vanno da</text:span></text:span> semplici operazioni (BeginFiscalReceipt per esempio) , ad operazioni piu' complesse come una vendita, un annullo ,un reso o uno scontrino nullo,o una commutazione da MF ad RT<text:span text:style-name="Car._20_predefinito_20_paragrafo"><text:span text:style-name="T3">, ecce cc.</text:span></text:span></text:p>
      <text:p text:style-name="Standard"/>
      <text:list xml:id="list33513909" text:continue-numbering="true" text:style-name="L4">
        <text:list-item>
          <text:p text:style-name="P22">Il file <text:span text:style-name="Car._20_predefinito_20_paragrafo"><text:span text:style-name="T25">Program.cs</text:span></text:span><text:span text:style-name="Car._20_predefinito_20_paragrafo"><text:span text:style-name="T4">:</text:span></text:span> contiene <text:span text:style-name="Car._20_predefinito_20_paragrafo"><text:span text:style-name="T3">una classe di nome </text:span></text:span><text:span text:style-name="Car._20_predefinito_20_paragrafo"><text:span text:style-name="T9">CustomTest</text:span></text:span><text:span text:style-name="Car._20_predefinito_20_paragrafo"><text:span text:style-name="T3"> ed </text:span></text:span><text:span text:style-name="Car._20_predefinito_20_paragrafo"><text:span text:style-name="T3">all’interno </text:span></text:span>un metodo , <text:span text:style-name="Car._20_predefinito_20_paragrafo"><text:span text:style-name="T22">DynamicTest</text:span></text:span> , che <text:span text:style-name="Car._20_predefinito_20_paragrafo"><text:span text:style-name="T3">esegue i seguenti compiti: </text:span></text:span></text:p>
        </text:list-item>
      </text:list>
      <text:list xml:id="list8089526127540928927" text:style-name="L5">
        <text:list-item>
          <text:p text:style-name="P23">legge <text:span text:style-name="Car._20_predefinito_20_paragrafo"><text:span text:style-name="T3">e parsa i</text:span></text:span> file xml parsati <text:span text:style-name="Car._20_predefinito_20_paragrafo"><text:span text:style-name="T3">dalla classe </text:span></text:span><text:span text:style-name="Car._20_predefinito_20_paragrafo"><text:span text:style-name="T3">ad hoc </text:span></text:span><text:span text:style-name="Car._20_predefinito_20_paragrafo"><text:span text:style-name="T9">Parser</text:span></text:span><text:span text:style-name="Car._20_predefinito_20_paragrafo"><text:span text:style-name="T3"> </text:span></text:span></text:p>
        </text:list-item>
        <text:list-item>
          <text:p text:style-name="P23">chiama <text:span text:style-name="Car._20_predefinito_20_paragrafo"><text:span text:style-name="T3">a </text:span></text:span><text:span text:style-name="Car._20_predefinito_20_paragrafo"><text:span text:style-name="T9">runtime</text:span></text:span><text:span text:style-name="Car._20_predefinito_20_paragrafo"><text:span text:style-name="T3"> (utilizzando la classe SystemReflection del .NET) </text:span></text:span><text:s/>i <text:span text:style-name="Car._20_predefinito_20_paragrafo"><text:span text:style-name="T3">vari </text:span></text:span>metodi <text:span text:style-name="Car._20_predefinito_20_paragrafo"><text:span text:style-name="T3">della classe </text:span></text:span><text:span text:style-name="Car._20_predefinito_20_paragrafo"><text:span text:style-name="T9">CustomTest</text:span></text:span><text:span text:style-name="Car._20_predefinito_20_paragrafo"><text:span text:style-name="T3"> che a sua volta </text:span></text:span><text:span text:style-name="Car._20_predefinito_20_paragrafo"><text:span text:style-name="T3">richiama</text:span></text:span><text:span text:style-name="Car._20_predefinito_20_paragrafo"><text:span text:style-name="T3"> i metodi esportati </text:span></text:span>d<text:span text:style-name="Car._20_predefinito_20_paragrafo"><text:span text:style-name="T3">i un</text:span></text:span><text:span text:style-name="Car._20_predefinito_20_paragrafo"><text:span text:style-name="T3">a </text:span></text:span><text:span text:style-name="Car._20_predefinito_20_paragrafo"><text:span text:style-name="T3">dll </text:span></text:span><text:span text:style-name="Car._20_predefinito_20_paragrafo"><text:span text:style-name="T3">separata </text:span></text:span><text:span text:style-name="Car._20_predefinito_20_paragrafo"><text:span text:style-name="T3">di nome</text:span></text:span> <text:span text:style-name="Car._20_predefinito_20_paragrafo"><text:span text:style-name="T22">FiscalReceipt.Library</text:span></text:span><text:span text:style-name="Car._20_predefinito_20_paragrafo"><text:span text:style-name="T3">.</text:span></text:span></text:p>
        </text:list-item>
      </text:list>
      <text:p text:style-name="P17"><text:span text:style-name="Car._20_predefinito_20_paragrafo"><text:span text:style-name="T3">Tale dll esporta</text:span></text:span> <text:span text:style-name="Car._20_predefinito_20_paragrafo"><text:span text:style-name="T3">dei</text:span></text:span> metodi che effettuano le varie operazioni sul<text:span text:style-name="Car._20_predefinito_20_paragrafo"><text:span text:style-name="T3"> POS,</text:span></text:span><text:span text:style-name="Car._20_predefinito_20_paragrafo"><text:span text:style-name="T3"> da operazioni elementari a macro operazioni costituiti da una sequenza precisa e determinata.</text:span></text:span><text:span text:style-name="Car._20_predefinito_20_paragrafo"><text:span text:style-name="T3"><text:line-break/>I metodi della classe </text:span></text:span><text:span text:style-name="Car._20_predefinito_20_paragrafo"><text:span text:style-name="T9">CustomTest</text:span></text:span> si occupa<text:span text:style-name="Car._20_predefinito_20_paragrafo"><text:span text:style-name="T3">no principalmente</text:span></text:span> di unit test<text:span text:style-name="Car._20_predefinito_20_paragrafo"><text:span text:style-name="T3">ing</text:span></text:span>,<text:span text:style-name="Car._20_predefinito_20_paragrafo"><text:span text:style-name="T3"> </text:span></text:span>ossia di testare<text:span text:style-name="Car._20_predefinito_20_paragrafo"><text:span text:style-name="T3"> il comportamento del POS e far si che lo stato finale in cui si trova il POS rifletta lo stato iniziale e i dati di input</text:span></text:span>.</text:p>
      <text:p text:style-name="P17"/>
      <text:p text:style-name="Standard">Un file di log (Mylog.log) all'interno della cartella generale memorizza al suo interno ogni informazione relativa all'andamento delle operazioni sulla stampante e alla presenza o meno di eventuali exception o errori durante la esecuzione delle operazioni o di eventuali errori in fase di Unit Test.</text:p>
      <text:p text:style-name="Standard"/>
      <text:p text:style-name="Standard">Il progetto 2 (dll) è stata parzialmente implementata,ossia è stata realizzato il metodo che legge i vari contatori e la memoria dell' EJ.</text:p>
      <text:p text:style-name="Standard"/>
      <text:p text:style-name="Standard">Il progetto 3 (dll) per ora è una semplice interfaccia relativa allo stato Document in cui puo' trovarsi la stampante.</text:p>
      <text:p text:style-name="Standard"/>
      <text:p text:style-name="Standard">Il progetto 4 (dll) è il progetto piu' importante in quanto comprende il core del tool ,ossia <text:soft-page-break/>l'implementazione di 5 classi suddivise in base alla tipologia di operazioni che effettuano sulla stampante:</text:p>
      <text:list xml:id="list5175586144013764153" text:style-name="L6">
        <text:list-item>
          <text:p text:style-name="P24">FiscalReceipt Class</text:p>
        </text:list-item>
        <text:list-item>
          <text:p text:style-name="P24">VatManager Class</text:p>
        </text:list-item>
        <text:list-item>
          <text:p text:style-name="P24">RetrieveData Class</text:p>
        </text:list-item>
        <text:list-item>
          <text:p text:style-name="P24">VatRecord Class</text:p>
        </text:list-item>
        <text:list-item>
          <text:p text:style-name="P24">GeneralCounter Class</text:p>
        </text:list-item>
      </text:list>
      <text:p text:style-name="Standard"/>
      <text:p text:style-name="Standard"/>
      <text:p text:style-name="Standard">Analisi FiscalReceipt Class</text:p>
      <text:p text:style-name="P5">Tale classe implementa i seguenti metodi:</text:p>
      <text:list xml:id="list7161949303489733807" text:style-name="L7">
        <text:list-item>
          <text:p text:style-name="P25"><text:span text:style-name="Car._20_predefinito_20_paragrafo"><text:span text:style-name="T26">initFiscalDevice //Method to initialize POS Device</text:span></text:span></text:p>
        </text:list-item>
        <text:list-item>
          <text:p text:style-name="P25"><text:span text:style-name="Car._20_predefinito_20_paragrafo"><text:span text:style-name="T26">closeFiscalDevice <text:s text:c="8"/>//Method to Close POS Device (fondamentale per test multipli, da inserire come ultimo metodo nell 'xml</text:span></text:span></text:p>
        </text:list-item>
        <text:list-item>
          <text:p text:style-name="P26">testFiscalReceiptClass //Method to test the original FiscalReceiptClass</text:p>
        </text:list-item>
        <text:list-item>
          <text:p text:style-name="P26">BeginFiscalReceipt (operazione atomica, fa la beginFiscalReceipt)</text:p>
        </text:list-item>
        <text:list-item>
          <text:p text:style-name="P26">PrintRecItem (Fa una vendita di 3 oggetti)</text:p>
        </text:list-item>
        <text:list-item>
          <text:p text:style-name="P25"><text:span text:style-name="Car._20_predefinito_20_paragrafo"><text:span text:style-name="T26">PrintRecTotal <text:s text:c="8"/>//PrintRecTotal,chiude lo scontrino</text:span></text:span></text:p>
        </text:list-item>
        <text:list-item>
          <text:p text:style-name="P25"><text:span text:style-name="Car._20_predefinito_20_paragrafo"><text:span text:style-name="T26">ResetPrinter <text:s text:c="8"/>//ResetPrinter</text:span></text:span></text:p>
        </text:list-item>
        <text:list-item>
          <text:p text:style-name="P25"><text:span text:style-name="Car._20_predefinito_20_paragrafo"><text:span text:style-name="T26">check</text:span></text:span><text:span text:style-name="Car._20_predefinito_20_paragrafo"><text:span text:style-name="T26">RtStatus <text:s text:c="8"/>//all'interno c'è pure temporaneamente il check sull EJ da eliminare oppure da isolare con un metodo apposta</text:span></text:span></text:p>
        </text:list-item>
        <text:list-item>
          <text:p text:style-name="P25"><text:span text:style-name="Car._20_predefinito_20_paragrafo"><text:span text:style-name="T26">commuteMode <text:s text:c="8"/>//DirectIO 4014 63</text:span></text:span></text:p>
        </text:list-item>
      </text:list>
      <text:p text:style-name="P9"><text:span text:style-name="Car._20_predefinito_20_paragrafo"><text:span text:style-name="T26"><text:s text:c="8"/>//Comando SET Flag (4014) Flag = 63 Demo Mode VAL = 1/0</text:span></text:span></text:p>
      <text:p text:style-name="P9"><text:span text:style-name="Car._20_predefinito_20_paragrafo"><text:span text:style-name="T26"><text:s text:c="8"/>//Switch from </text:span></text:span><text:span text:style-name="Car._20_predefinito_20_paragrafo"><text:span text:style-name="T26">Demo Rt to MF and viceversa</text:span></text:span></text:p>
      <text:p text:style-name="P9"><text:span text:style-name="Car._20_predefinito_20_paragrafo"><text:span text:style-name="T26"><text:s text:c="8"/>//Update: inserito anche il comando per switchare in automatico in RT (3333 + 1433 + X + Contante)</text:span></text:span></text:p>
      <text:list xml:id="list33506758" text:continue-numbering="true" text:style-name="L7">
        <text:list-item>
          <text:p text:style-name="P25"><text:span text:style-name="Car._20_predefinito_20_paragrafo"><text:span text:style-name="T26">readFromEJ <text:s text:c="8"/>//Letture varie dall' Electronic Journal (bisogna farle dalla classe posCommonFP non da posCommonEJ</text:span></text:span></text:p>
        </text:list-item>
      </text:list>
      <text:p text:style-name="P6"/>
      <text:p text:style-name="P6">Analisi VatManager Class</text:p>
      <text:p text:style-name="P6">Tale classe implementa i seguenti metodi:</text:p>
      <text:p text:style-name="P6"/>
      <text:list xml:id="list313734020218981494" text:style-name="L8">
        <text:list-item>
          <text:p text:style-name="P28"><text:span text:style-name="Car._20_predefinito_20_paragrafo"><text:span text:style-name="T26">GetDepParam //DirectIO 4202 //Get Department Parameters</text:span></text:span></text:p>
        </text:list-item>
        <text:list-item>
          <text:p text:style-name="P28"><text:span text:style-name="Car._20_predefinito_20_paragrafo"><text:span text:style-name="T26">getVatTableEntry //DirectIO 4205 <text:s/>//Legge l'IVA associata alla VAT Table Entry(1 to 9)</text:span></text:span></text:p>
        </text:list-item>
        <text:list-item>
          <text:p text:style-name="P28"><text:span text:style-name="Car._20_predefinito_20_paragrafo"><text:span text:style-name="T26">setVatTableEntry <text:s text:c="8"/>//DirectIO 4005 </text:span></text:span><text:span text:style-name="Car._20_predefinito_20_paragrafo"><text:span text:style-name="T26"><text:s text:c="9"/>//Scrive l'IVA associata alla VAT Table Entry(1 to 9 ovviamente,leggi directIO 4205)</text:span></text:span></text:p>
        </text:list-item>
        <text:list-item>
          <text:p text:style-name="P28"><text:span text:style-name="Car._20_predefinito_20_paragrafo"><text:span text:style-name="T26">setDepPar <text:s text:c="8"/>//DirectIO 4002 <text:s text:c="8"/>//Set Department Parameters</text:span></text:span></text:p>
        </text:list-item>
      </text:list>
      <text:p text:style-name="P5"/>
      <text:p text:style-name="Standard"><text:span text:style-name="Car._20_predefinito_20_paragrafo"><text:span text:style-name="T26">Analisi RetrieveData Class</text:span></text:span></text:p>
      <text:list xml:id="list8488044392341016605" text:style-name="L9">
        <text:list-item>
          <text:p text:style-name="P29"><text:span text:style-name="Car._20_predefinito_20_paragrafo"><text:span text:style-name="T26">getFiscalReceiptNumber <text:s/>//DirectIO 1070 //Get Fiscal Receipt</text:span></text:span></text:p>
        </text:list-item>
        <text:list-item>
          <text:p text:style-name="P29"><text:span text:style-name="Car._20_predefinito_20_paragrafo"><text:span text:style-name="T26">get</text:span></text:span><text:span text:style-name="Car._20_predefinito_20_paragrafo"><text:span text:style-name="T26">DailyData <text:s text:c="8"/>//DirectIO 2050 //Get Daily Data <text:s text:c="8"/>//Legge le statistiche giornaliere e i registri interni. Per ora chiedo solo il parametro 24</text:span></text:span></text:p>
        </text:list-item>
      </text:list>
      <text:p text:style-name="P5"/>
      <text:p text:style-name="Standard"><text:span text:style-name="Car._20_predefinito_20_paragrafo"><text:span text:style-name="T26">Analisi VatRecord Class</text:span></text:span></text:p>
      <text:p text:style-name="P6">Tale classe implementa i seguenti metodi:</text:p>
      <text:list xml:id="list374698560942463491" text:style-name="L10">
        <text:list-item>
          <text:p text:style-name="P30"><text:span text:style-name="Car._20_predefinito_20_paragrafo"><text:span text:style-name="T26">SetVatCounter <text:s text:c="8"/>//ottiene le in</text:span></text:span><text:span text:style-name="Car._20_predefinito_20_paragrafo"><text:span text:style-name="T26">fo sui contatori in memoria relativi alle aliquote IVA (lordo e netto)</text:span></text:span></text:p>
        </text:list-item>
        <text:list-item>
          <text:p text:style-name="P30"><text:span text:style-name="Car._20_predefinito_20_paragrafo"><text:span text:style-name="T26">SetVatCounters <text:s text:c="8"/>//SetVatCounters to xml file</text:span></text:span></text:p>
        </text:list-item>
        <text:list-item>
          <text:p text:style-name="P30"><text:span text:style-name="Car._20_predefinito_20_paragrafo"><text:span text:style-name="T26">GetVatCounter <text:s text:c="8"/>//effettua una query sull'XML dei Vat Counter per cercare il dato esplicitamente richiesto</text:span></text:span></text:p>
        </text:list-item>
        <text:list-item>
          <text:p text:style-name="P27"/>
        </text:list-item>
      </text:list>
      <text:p text:style-name="Standard"/>
      <text:p text:style-name="Standard"><text:soft-page-break/><text:span text:style-name="Car._20_predefinito_20_paragrafo"><text:span text:style-name="T26">Analisi GeneralCou</text:span></text:span><text:span text:style-name="Car._20_predefinito_20_paragrafo"><text:span text:style-name="T26">nter Class</text:span></text:span></text:p>
      <text:p text:style-name="Standard"><text:span text:style-name="Car._20_predefinito_20_paragrafo"><text:span text:style-name="T26">Tale classe implementa i seguenti metodi:</text:span></text:span></text:p>
      <text:list xml:id="list4151615368013694726" text:style-name="L11">
        <text:list-item>
          <text:p text:style-name="P31"><text:span text:style-name="Car._20_predefinito_20_paragrafo"><text:span text:style-name="T26">GetObjectData <text:s text:c="8"/>// Serialization function (Stores Object Data in File)</text:span></text:span></text:p>
        </text:list-item>
        <text:list-item>
          <text:p text:style-name="P31"><text:span text:style-name="Car._20_predefinito_20_paragrafo"><text:span text:style-name="T26">GeneralCounter <text:s text:c="8"/>// The deserialize function (Removes Object Data from File)</text:span></text:span></text:p>
        </text:list-item>
        <text:list-item>
          <text:p text:style-name="P31"><text:span text:style-name="Car._20_predefinito_20_paragrafo"><text:span text:style-name="T26">GetGeneralCounter <text:s text:c="8"/>// Deserialize fr</text:span></text:span><text:span text:style-name="Car._20_predefinito_20_paragrafo"><text:span text:style-name="T26">om XML to the object</text:span></text:span></text:p>
        </text:list-item>
        <text:list-item>
          <text:p text:style-name="P31"><text:span text:style-name="Car._20_predefinito_20_paragrafo"><text:span text:style-name="T26">SetGeneralCounter <text:s text:c="8"/>//Metodo che aggiorna i contatori generali prelevando i dati dalla memoria fiscale</text:span></text:span></text:p>
        </text:list-item>
      </text:list>
      <text:p text:style-name="P6"/>
      <text:p text:style-name="P5"/>
      <text:p text:style-name="Standard"><text:span text:style-name="Car._20_predefinito_20_paragrafo"><text:span text:style-name="T26">I metodi sono raggruppati all'interno di ogni classe secondo una "compatibilità e affinità comportamentale" . I nomi e i com</text:span></text:span><text:span text:style-name="Car._20_predefinito_20_paragrafo"><text:span text:style-name="T26">menti relativi sono abbastanza esaustivi quanto a spiegazione su cio' che fanno.</text:span></text:span></text:p>
      <text:p text:style-name="P7"/>
      <text:p text:style-name="P6"/>
      <text:p text:style-name="P6"/>
      <text:p text:style-name="P8"/>
      <text:p text:style-name="P8"/>
      <text:p text:style-name="Standard"/>
      <text:p text:style-name="Standard"/>
      <text:p text:style-name="Standard">Il progetto PosTestWithNunit è una dll contente il framework di test Nunit che ,tecnicamente, non ha bisogno di funzionare tramite un application consolle ma puo' funzionare in maniera indipendente chiamandolo direttamente dal menù Test-&gt;Run o Debug dell'ide di Visual Studio ma per ora è in fase di accantonamento perchè mi sono concentrato a lavorare sulla versione con l'eseguibile,ossia il progetto AppConsolePosTestWithNunit.</text:p>
      <text:p text:style-name="Standard"/>
      <text:p text:style-name="Standard">Il progetto Report.Library è una semplice interfaccia non ancora implementata relativa allo stato Report della Fiscal Printer.</text:p>
      <text:p text:style-name="Standard"/>
      <text:p text:style-name="Standard">L'obiettivo finale del tool sarà di testare ogni tipo di comportamento della stampante (quindni switch da uno stato ad un altro ) ,effettuare tutte le possibili operazioni compatibili con lo stato in cui si trova e testare sulla memoria fiscale o l'electronic journal la coerenza tra le operazioni effettuate e i dati presenti in memoria.</text:p>
      <text:p text:style-name="Standard">Per questo tipo di test ci viene appunto incontro il framework Nunit e le sue feat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2" style:display-name="Titolo 2" style:family="paragraph" style:parent-style-name="Normale" style:next-style-name="Normale" style:default-outline-level="2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Titolo_20_3" style:display-name="Titolo 3" style:family="paragraph" style:parent-style-name="Normale" style:default-outline-level="3">
      <style:paragraph-properties fo:margin-top="0.176cm" fo:margin-bottom="0.176cm" fo:orphans="2" fo:widows="2" fo:hyphenation-ladder-count="no-limit" style:vertical-align="auto"/>
      <style:text-properties fo:font-size="13.5pt" fo:language="it" fo:country="IT" fo:font-weight="bold" style:letter-kerning="false" style:font-name-asian="Times New Roman" style:font-size-asian="13.5pt" style:language-asian="it" style:country-asian="IT" style:font-weight-asian="bold" style:font-name-complex="Times New Roman" style:font-size-complex="13.5pt" style:language-complex="ar" style:country-complex="SA" style:font-weight-complex="bold" fo:hyphenate="tru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176cm" fo:orphans="2" fo:widows="2" fo:hyphenation-ladder-count="no-limit" style:vertical-align="auto"/>
      <style:text-properties fo:language="it" fo:country="IT" style:letter-kerning="false" style:font-name-asian="Times New Roman" style:language-asian="it" style:country-asian="IT" style:font-name-complex="Times New Roman" style:language-complex="ar" style:country-complex="SA" fo:hyphenate="true" fo:hyphenation-remain-char-count="0" fo:hyphenation-push-char-count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olo_20_3_20_Carattere" style:display-name="Titolo 3 Carattere" style:family="text" style:parent-style-name="Car._20_predefinito_20_paragrafo">
      <style:text-properties fo:font-size="13.5pt" fo:language="it" fo:country="IT" fo:font-weight="bold" style:letter-kerning="false" style:font-name-asian="Times New Roman" style:font-size-asian="13.5pt" style:language-asian="it" style:country-asian="IT" style:font-weight-asian="bold" style:font-name-complex="Times New Roman" style:font-size-complex="13.5pt" style:language-complex="ar" style:country-complex="SA" style:font-weight-complex="bold"/>
    </style:style>
    <style:style style:name="mw-headline" style:family="text" style:parent-style-name="Car._20_predefinito_20_paragrafo"/>
    <style:style style:name="mw-editsection" style:family="text" style:parent-style-name="Car._20_predefinito_20_paragrafo"/>
    <style:style style:name="mw-editsection-bracket" style:family="text" style:parent-style-name="Car._20_predefinito_20_paragrafo"/>
    <style:style style:name="mw-editsection-divider" style:family="text" style:parent-style-name="Car._20_predefinito_20_paragrafo"/>
    <style:style style:name="Titolo_20_2_20_Carattere" style:display-name="Titolo 2 Carattere" style:family="text" style:parent-style-name="Car._20_predefinito_20_paragrafo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09-04-16T11:32:00Z</meta:creation-date>
    <dc:date>2019-10-25T13:29:23.19</dc:date>
    <meta:editing-cycles>11</meta:editing-cycles>
    <meta:editing-duration>PT2M50S</meta:editing-duration>
    <meta:document-statistic meta:table-count="0" meta:image-count="0" meta:object-count="0" meta:page-count="5" meta:paragraph-count="104" meta:word-count="1674" meta:character-count="1130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